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Arial Unicode MS'"/>
    <style:font-face style:name="DejaVu Sans Mono" svg:font-family="'DejaVu Sans Mono'" style:font-family-generic="modern"/>
    <style:font-face style:name="DejaVu Sans1"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erif" fo:font-size="10pt" fo:font-weight="bold" style:font-size-asian="10pt" style:font-weight-asian="bold" style:font-size-complex="10pt" style:font-weight-complex="bold"/>
    </style:style>
    <style:style style:name="P2" style:family="paragraph" style:parent-style-name="Standard">
      <style:text-properties style:font-name="Liberation Serif" fo:font-size="10pt" fo:font-weight="normal" style:font-size-asian="10pt" style:font-weight-asian="normal" style:font-size-complex="10pt" style:font-weight-complex="normal"/>
    </style:style>
    <style:style style:name="P3" style:family="paragraph" style:parent-style-name="Standard">
      <style:text-properties fo:color="#000000" style:font-name="Liberation Serif" fo:font-size="10pt" fo:font-weight="normal" style:font-size-asian="10pt" style:font-weight-asian="normal" style:font-size-complex="10pt" style:font-weight-complex="normal"/>
    </style:style>
    <style:style style:name="P4" style:family="paragraph" style:parent-style-name="Standard" style:list-style-name="WW8Num2">
      <style:text-properties fo:color="#000000" style:font-name="Liberation Serif" fo:font-size="10pt" fo:font-weight="normal" style:font-size-asian="10pt" style:font-weight-asian="normal" style:font-size-complex="10pt" style:font-weight-complex="normal"/>
    </style:style>
    <style:style style:name="P5" style:family="paragraph" style:parent-style-name="Standard" style:list-style-name="WW8Num3">
      <style:text-properties fo:color="#000000" style:font-name="Liberation Serif" fo:font-size="10pt" fo:font-weight="normal" style:font-size-asian="10pt" style:font-weight-asian="normal" style:font-size-complex="10pt" style:font-weight-complex="normal"/>
    </style:style>
    <style:style style:name="P6" style:family="paragraph" style:parent-style-name="Standard">
      <style:text-properties fo:color="#000000" style:font-name="Liberation Serif" fo:font-size="10pt" fo:font-weight="bold" style:font-size-asian="10pt" style:font-weight-asian="bold" style:font-size-complex="10pt" style:font-weight-complex="bold"/>
    </style:style>
    <style:style style:name="P7" style:family="paragraph" style:parent-style-name="Standard" style:list-style-name="WW8Num2"/>
    <style:style style:name="P8" style:family="paragraph" style:parent-style-name="Standard">
      <style:text-properties fo:color="#ff0000" style:font-name="Liberation Serif" fo:font-size="10pt" fo:font-weight="normal" style:font-size-asian="10pt" style:font-weight-asian="normal" style:font-size-complex="10pt" style:font-weight-complex="normal"/>
    </style:style>
    <style:style style:name="P9" style:family="paragraph" style:parent-style-name="Standard">
      <style:paragraph-properties fo:break-before="page"/>
      <style:text-properties fo:color="#000000" style:font-name="Liberation Serif" fo:font-size="10pt" fo:font-weight="bold" style:font-size-asian="10pt" style:font-weight-asian="bold" style:font-size-complex="10pt" style:font-weight-complex="bold"/>
    </style:style>
    <style:style style:name="P10" style:family="paragraph" style:parent-style-name="Standard">
      <style:paragraph-properties fo:break-before="page"/>
      <style:text-properties fo:color="#ff0000" style:font-name="Liberation Serif" fo:font-size="10pt" fo:font-weight="normal" style:font-size-asian="10pt" style:font-weight-asian="normal" style:font-size-complex="10pt" style:font-weight-complex="normal"/>
    </style:style>
    <style:style style:name="P11" style:family="paragraph" style:parent-style-name="Standard" style:master-page-name="Standard">
      <style:paragraph-properties style:page-number="auto"/>
      <style:text-properties style:font-name="Liberation Serif" fo:font-size="10pt" fo:font-weight="bold" style:font-size-asian="10pt" style:font-weight-asian="bold" style:font-size-complex="10pt" style:font-weight-complex="bold"/>
    </style:style>
    <style:style style:name="T1" style:family="text">
      <style:text-properties style:font-name="Liberation Serif" fo:font-size="10pt" fo:font-weight="normal" style:font-size-asian="10pt" style:font-weight-asian="normal" style:font-size-complex="10pt" style:font-weight-complex="normal"/>
    </style:style>
    <style:style style:name="T2" style:family="text">
      <style:text-properties fo:color="#0000ff"/>
    </style:style>
    <style:style style:name="T3" style:family="text">
      <style:text-properties fo:color="#0000ff" style:font-name="Liberation Serif" fo:font-size="10pt" fo:font-weight="normal" style:font-size-asian="10pt" style:font-weight-asian="normal" style:font-size-complex="10pt" style:font-weight-complex="normal"/>
    </style:style>
    <style:style style:name="T4" style:family="text">
      <style:text-properties fo:color="#000000" style:font-name="Liberation Serif" fo:font-size="10pt" fo:font-weight="normal" style:font-size-asian="10pt" style:font-weight-asian="normal" style:font-size-complex="10pt" style:font-weight-complex="normal"/>
    </style:style>
    <style:style style:name="T5" style:family="text">
      <style:text-properties fo:color="#800000" style:font-name="Liberation Serif" fo:font-size="10pt" fo:font-weight="normal" style:font-size-asian="10pt" style:font-weight-asian="normal" style:font-size-complex="10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start text:name="DDE_LINK1"/>How ACLNEW works?</text:p>
      <text:p text:style-name="P2"/>
      <text:p text:style-name="P2">Step 1 : While we enter userid and password into ACLNEW :</text:p>
      <text:p text:style-name="P2"/>
      <text:p text:style-name="P2"><text:tab/>It checks whether userid and password is not null.</text:p>
      <text:p text:style-name="P2"/>
      <text:p text:style-name="Standard"><text:span text:style-name="T1"><text:tab/>If userid is “admin” then check password from </text:span><text:span text:style-name="T3">NJAPPS2.NJINDIAINVEST.EMPDESKLOGIN.</text:span></text:p>
      <text:p text:style-name="P2"/>
      <text:p text:style-name="Standard"><text:span text:style-name="T1"><text:tab/>If userid is not “admin” then call method </text:span><text:span text:style-name="T3">finldap.LDAPUtils.checkPassword(userid,password) </text:span><text:span text:style-name="T4">to check userid <text:tab/>and password from LDAP server.</text:span></text:p>
      <text:p text:style-name="P2"/>
      <text:p text:style-name="Standard"><text:span text:style-name="T4"><text:tab/>If above method returns “true” then set session variables and redirect to </text:span><text:span text:style-name="T3">Main.fin</text:span><text:span text:style-name="T4"> page.</text:span></text:p>
      <text:p text:style-name="P2"/>
      <text:p text:style-name="Standard"><text:span text:style-name="T4"><text:tab/>After session created successfully, ACLNEW inserts SESID into </text:span><text:span text:style-name="T3">NJTRAN.ACL.ACL_SESSION </text:span><text:span text:style-name="T4">which is <text:tab/>useful for </text:span><text:bookmark-start text:name="__DdeLink__29_1011827988"/><text:span text:style-name="T3">Global Sign Out</text:span><text:bookmark-end text:name="__DdeLink__29_1011827988"/><text:span text:style-name="T4">.</text:span></text:p>
      <text:p text:style-name="P2"/>
      <text:p text:style-name="P3"><text:tab/>Main.fin contains projects listing, it retrives number of projects on which user having access atleast on one <text:tab/>menu.</text:p>
      <text:p text:style-name="P2"/>
      <text:p text:style-name="P3">Step 2 : While we click on “Project Name” on project listing page</text:p>
      <text:p text:style-name="P2"/>
      <text:p text:style-name="Standard"><text:span text:style-name="T4"><text:tab/>It goes to </text:span><text:span text:style-name="T3">main_handler.fin</text:span><text:span text:style-name="T4"> with projectid,sessionid (encrypted) and aclurl.</text:span></text:p>
      <text:p text:style-name="P2"/>
      <text:p text:style-name="Standard"><text:span text:style-name="T4"><text:tab/>Now it will fetch project information from </text:span><text:span text:style-name="T3">NJTRAN.DOCUMENTS.PROJECT_MASTER</text:span><text:span text:style-name="T4"> like hostname, <text:tab/>portnumber, domainname and mainpage.</text:span></text:p>
      <text:p text:style-name="P2"/>
      <text:p text:style-name="P3"><text:tab/>This information will create a link to which this page will redirect with parameters like <text:tab/>userid, loginame, <text:tab/>mecode, projectname, sessionid and aclurl etc.</text:p>
      <text:p text:style-name="P2"/>
      <text:p text:style-name="P3"><text:tab/>After redirecting to projecr mainpage, work of ACLNEW has been completed until one clicks on HOME or <text:tab/>LOGOUT.</text:p>
      <text:p text:style-name="P2"/>
      <text:p text:style-name="P1"/>
      <text:p text:style-name="P9">What is Central ACL ?</text:p>
      <text:p text:style-name="P1"/>
      <text:p text:style-name="P3"><text:tab/>Central ACL is a simple jar file with name finfilter.jar, which is available in Tomcats Libs Directory. This jar file contains one filter class which has same functionality as regular servlet with ability to invoke before servlet. We can invoke filter on the basis of URL pattern. We are using following URL pattern to call our filter.</text:p>
      <text:p text:style-name="P2"/>
      <text:p text:style-name="Standard"><text:span text:style-name="T4"><text:s text:c="3"/>&lt;filter&gt;</text:span></text:p>
      <text:p text:style-name="Standard"><text:span text:style-name="T4"><text:s text:c="10"/>&lt;filter-name&gt;FinFilter&lt;/filter-name&gt;</text:span></text:p>
      <text:p text:style-name="Standard"><text:span text:style-name="T4"><text:s text:c="10"/>&lt;filter-class&gt;</text:span><text:bookmark-start text:name="__DdeLink__3_1011827988"/><text:span text:style-name="T4">finfilter.FinFilter</text:span><text:bookmark-end text:name="__DdeLink__3_1011827988"/><text:span text:style-name="T4">&lt;/filter-class&gt;</text:span></text:p>
      <text:p text:style-name="Standard"><text:span text:style-name="T4"><text:s text:c="2"/>&lt;/filter&gt;</text:span></text:p>
      <text:p text:style-name="Standard"><text:span text:style-name="T4"><text:s text:c="2"/>&lt;filter-mapping&gt;</text:span></text:p>
      <text:p text:style-name="Standard"><text:span text:style-name="T4"><text:s text:c="10"/>&lt;filter-name&gt;FinFilter&lt;/filter-name&gt;</text:span></text:p>
      <text:p text:style-name="Standard"><text:span text:style-name="T4"><text:s text:c="10"/>&lt;url-pattern&gt;/*&lt;/url-pattern&gt;</text:span></text:p>
      <text:p text:style-name="Standard"><text:span text:style-name="T4"><text:s text:c="2"/>&lt;/filter-mapping&gt;</text:span></text:p>
      <text:p text:style-name="P2"/>
      <text:p text:style-name="P3"><text:tab/>This pattern indicate that for any request comes on server, call filter class first.</text:p>
      <text:p text:style-name="P2"/>
      <text:p text:style-name="P3"><text:tab/>Central ACL checks each and every request comes on server, including request for css file,js file, all picture files,all documents and pdf files. But we do not need to check rights for these extentions so Central ACL simply skips them from checking rights.</text:p>
      <text:p text:style-name="P2"/>
      <text:p text:style-name="P3"><text:tab/>Following are the extentions currently skipped from Central ACL.</text:p>
      <text:p text:style-name="P2"/>
      <text:p text:style-name="P3"><text:tab/>.GIF,.BMP,.DBF,.JPEG,.TIFF,.JPG,.XML,.PDF,.CSV,.CLASS,.JAR,</text:p>
      <text:p text:style-name="P3"><text:tab/>.XLS,.DOC,.ODS,.ODG,.SQL,.TXT,.ODT,.PNG,.JS,.CSS,.DAT</text:p>
      <text:p text:style-name="P2"/>
      <text:p text:style-name="P3"><text:tab/>First Central ACL subtracts project name from request URI and then transaction name.</text:p>
      <text:p text:style-name="P2"/>
      <text:p text:style-name="P3"><text:tab/>Now Central ACL checks whether it has to be skipped from checking ACLAgent on current request or not.</text:p>
      <text:p text:style-name="P2"/>
      <text:p text:style-name="P3"><text:tab/>Then using project name and transaction name Central ACL will check following table to decide whether request should be skipped or not.</text:p>
      <text:p text:style-name="P2"/>
      <text:p text:style-name="Standard"><text:span text:style-name="T4"><text:tab/></text:span><text:bookmark-start text:name="__DdeLink__5_1011827988"/><text:span text:style-name="T3">NJTRAN.ACL.ACL_FILTER_SKIP</text:span><text:bookmark-end text:name="__DdeLink__5_1011827988"/></text:p>
      <text:p text:style-name="P2"/>
      <text:p text:style-name="P3"><text:tab/>Cetral ACL skip this request in two cases:</text:p>
      <text:p text:style-name="P3"><text:tab/></text:p>
      <text:p text:style-name="P3"><text:tab/>1) If projectname=&lt;project&gt; and transactionname=&lt;transaction&gt;</text:p>
      <text:p text:style-name="P3"><text:tab/>2) If projectname&lt;project&gt; and transactioname=&lt;ALL&gt;</text:p>
      <text:p text:style-name="P2"/>
      <text:p text:style-name="Standard"><text:span text:style-name="T4"><text:tab/></text:span><text:span text:style-name="T5">For security reasons, there should be only one entry per project in NJTRAN.ACL.ACL_FILTER_SKIP table which contains code for starting session</text:span><text:span text:style-name="T4">.</text:span></text:p>
      <text:p text:style-name="P2"/>
      <text:p text:style-name="P3"><text:tab/>If entry found for current project and transaction, Central ACL will skip this current request.</text:p>
      <text:p text:style-name="P3"><text:tab/></text:p>
      <text:p text:style-name="Standard"><text:span text:style-name="T4"><text:tab/>If there is no entry found to skip current request, Central ACL will fetch version number from </text:span><text:bookmark-start text:name="__DdeLink__7_1011827988"/><text:bookmark-start text:name="__DdeLink__17_1011827988"/><text:span text:style-name="T3">NJTRAN.ACL.ACL_FILTER_VERSION</text:span><text:bookmark-end text:name="__DdeLink__7_1011827988"/><text:bookmark-end text:name="__DdeLink__17_1011827988"/><text:span text:style-name="T4"> table to apply appropriate version of ACLAgent. Currently defualt version is 4 which will get checked on each request.</text:span></text:p>
      <text:p text:style-name="P2"/>
      <text:p text:style-name="P3"><text:tab/>According to the version found in <text:s/>NJTRAN.ACL.ACL_FILTER_VERSION, Central ACL will create ACLAgent for that request. For Example :</text:p>
      <text:p text:style-name="P2"/>
      <text:p text:style-name="P3"><text:tab/>Version 2 :</text:p>
      <text:p text:style-name="P3"><text:tab/>finacl.ACLAgent acl=new finacl.ACLAgent(req,res);</text:p>
      <text:p text:style-name="P2"/>
      <text:p text:style-name="P3"><text:tab/>Version 3 :</text:p>
      <text:p text:style-name="P3"><text:tab/>finacl3.ACLAgent acl=new finacl3.ACLAgent(req,res);</text:p>
      <text:p text:style-name="P2"/>
      <text:p text:style-name="P3"><text:tab/>Version 4 :</text:p>
      <text:p text:style-name="P3"><text:tab/>finacl4.<text:bookmark-start text:name="__DdeLink__14_1011827988"/>ACLAgent<text:bookmark-end text:name="__DdeLink__14_1011827988"/> acl=new finacl4.ACLAgent(req,res,conn2,true);</text:p>
      <text:p text:style-name="P2"/>
      <text:p text:style-name="P3"><text:tab/>This ACLAgent contains two method to check rights. One is for EMP_CODE and other is for ACL_USER_TYPE. Using EMP_CODE we will check rights for Employees and using <text:s/>ACL_USER_TYPE we will <text:soft-page-break/>check rights for PARTNER etc. [ For ACL_USER_TYPE we are using NJTRAN.ACL.ACL_FILTER_USER_SKIP table to give access on perticular menu. ]</text:p>
      <text:p text:style-name="P2"/>
      <text:p text:style-name="P3"><text:tab/>If <text:s/>ACLAgent returns “true” Central ACL allowes that request to proceed otherwise it redirects to the “error.jsp” page.</text:p>
      <text:p text:style-name="P9">JAVA To PHP and PHP To JAVA</text:p>
      <text:p text:style-name="P6"/>
      <text:p text:style-name="P3"><text:tab/>When there is need to transfering control from JAVA to PHP or PHP to JAVA, try to use same <text:bookmark-start text:name="DDE_LINK"/>intermediate<text:bookmark-end text:name="DDE_LINK"/> page which is used to create session for that project (if possible). When transfering control to this intermediat page, pass all parameters like userid, loginame, mecode, projectname, sessionid and aclurl like ACLNEW passes when user clicks on project name. </text:p>
      <text:p text:style-name="P3"/>
      <text:p text:style-name="P3"><text:tab/>If intermediate page is existing page then there is no need to make entry for skip.</text:p>
      <text:p text:style-name="P3"/>
      <text:p text:style-name="P3"><text:tab/>If intermediate is different than existing <text:bookmark-start text:name="DDE_LINK2"/>intermediate page<text:bookmark-end text:name="DDE_LINK2"/> then <text:span text:style-name="T2">Make Entry</text:span> to skip this page on Dev, Testing and Production Server and Code This Page Exactly like existing intermediate page.</text:p>
      <text:p text:style-name="P3"/>
      <text:p text:style-name="P3"><text:tab/>If PHP to JAVA transfer is required for partner then intermediate page shold set variable <text:span text:style-name="T2">acl_user_type </text:span>in value equals to “PARTNER” in session variable and then <text:span text:style-name="T2">Make Entry</text:span> to skip this page on Dev, Testing and Production Server.</text:p>
      <text:p text:style-name="P8"/>
      <text:p text:style-name="P8"/>
      <text:p text:style-name="P10">Points To Remember :</text:p>
      <text:p text:style-name="P2"/>
      <text:list xml:id="list1507285159" text:style-name="WW8Num2">
        <text:list-item>
          <text:p text:style-name="P7"><text:span text:style-name="T4">While creating new project, make entry in </text:span><text:span text:style-name="T3">ACL.ACL_FILTER_SKIP </text:span><text:span text:style-name="T4">and </text:span><text:span text:style-name="T3"><text:s/>ACL.ACL_FILTER_VERSION </text:span><text:span text:style-name="T4">on developement server, test server and production server.</text:span></text:p>
        </text:list-item>
        <text:list-item>
          <text:p text:style-name="P4">Dont ever skip your whole project on TEST server.</text:p>
        </text:list-item>
        <text:list-item>
          <text:p text:style-name="P4">Always check whether ACLAgent is working or not on test and production server after deployment of any request.</text:p>
        </text:list-item>
      </text:list>
      <text:p text:style-name="P3"/>
      <text:p text:style-name="P8">Entities :</text:p>
      <text:p text:style-name="P3"/>
      <text:list xml:id="list48171623" text:style-name="WW8Num3">
        <text:list-item>
          <text:p text:style-name="P5">ACNNEW : Admin Project for project listing and right assignment</text:p>
        </text:list-item>
        <text:list-item>
          <text:p text:style-name="P5">ACLAgent : JAR for checking rights on requested URL.</text:p>
        </text:list-item>
        <text:list-item>
          <text:p text:style-name="P5">CentralACL : JAR which desides whether rights should get check or not, and which ACLAgent to call.</text:p>
        </text:list-item>
      </text:list>
      <text:p text:style-name="P8"><text:bookmark-end text:name="DDE_LINK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Arial Unicode MS'"/>
    <style:font-face style:name="DejaVu Sans Mono" svg:font-family="'DejaVu Sans Mono'" style:font-family-generic="modern"/>
    <style:font-face style:name="DejaVu Sans1"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Liberation Serif" fo:font-size="12pt" fo:language="en" fo:country="IN"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left="0in" fo:margin-right="0in" fo:text-indent="0in" style:auto-text-indent="false"/>
      <style:text-properties style:font-name="Liberation Serif" fo:font-size="12pt" fo:font-weight="bold" style:font-name-asian="DejaVu Sans1" style:font-size-asian="12pt" style:font-weight-asian="bold" style:font-name-complex="DejaVu Sans1"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29T04:46:23</meta:creation-date>
    <meta:editing-duration>PT575H04M26S</meta:editing-duration>
    <dc:date>2010-07-16T18:56:26</dc:date>
    <meta:generator>OpenOffice.org/3.1$Linux OpenOffice.org_project/310m19$Build-9420</meta:generator>
    <meta:editing-cycles>17</meta:editing-cycles>
    <meta:document-statistic meta:table-count="0" meta:image-count="0" meta:object-count="0" meta:page-count="5" meta:paragraph-count="62" meta:word-count="811" meta:character-count="5565"/>
    <meta:user-defined meta:name="Info 1"/>
    <meta:user-defined meta:name="Info 2"/>
    <meta:user-defined meta:name="Info 3"/>
    <meta:user-defined meta:name="Info 4"/>
  </office:meta>
</office:document-meta>
</file>